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paragraph-properties fo:text-align="start" style:justify-single-word="false"/>
      <style:text-properties officeooo:paragraph-rsid="000bbd34"/>
    </style:style>
    <style:style style:name="P3" style:family="paragraph" style:parent-style-name="Text_20_body">
      <style:paragraph-properties fo:text-align="center" style:justify-single-word="false"/>
      <style:text-properties officeooo:paragraph-rsid="000bbd34"/>
    </style:style>
    <style:style style:name="P4" style:family="paragraph" style:parent-style-name="Text_20_body">
      <style:paragraph-properties fo:text-align="start" style:justify-single-word="false"/>
      <style:text-properties officeooo:paragraph-rsid="000bbd34"/>
    </style:style>
    <style:style style:name="P5" style:family="paragraph" style:parent-style-name="Text_20_body">
      <style:paragraph-properties fo:text-align="justify" style:justify-single-word="false"/>
      <style:text-properties officeooo:rsid="000bbd34" officeooo:paragraph-rsid="000bbd34"/>
    </style:style>
    <style:style style:name="P6" style:family="paragraph" style:parent-style-name="Footnote">
      <style:paragraph-properties fo:margin-left="0cm" fo:margin-right="0cm" fo:text-indent="0cm" style:auto-text-indent="false"/>
      <style:text-properties officeooo:rsid="0010110d" officeooo:paragraph-rsid="0010110d"/>
    </style:style>
    <style:style style:name="P7" style:family="paragraph" style:parent-style-name="Text_20_body">
      <style:paragraph-properties fo:text-align="justify" style:justify-single-word="false" style:writing-mode="lr-tb"/>
      <style:text-properties officeooo:rsid="000bbd34" officeooo:paragraph-rsid="00135cd3"/>
    </style:style>
    <style:style style:name="P8" style:family="paragraph" style:parent-style-name="Text_20_body">
      <style:paragraph-properties fo:text-align="justify" style:justify-single-word="false" style:writing-mode="lr-tb"/>
      <style:text-properties officeooo:rsid="000bc431" officeooo:paragraph-rsid="00135cd3"/>
    </style:style>
    <style:style style:name="P9" style:family="paragraph" style:parent-style-name="Text_20_body">
      <style:paragraph-properties fo:text-align="justify" style:justify-single-word="false" style:writing-mode="lr-tb"/>
      <style:text-properties officeooo:rsid="001eec2d" officeooo:paragraph-rsid="001eec2d"/>
    </style:style>
    <style:style style:name="P10" style:family="paragraph" style:parent-style-name="Text_20_body">
      <style:paragraph-properties fo:text-align="justify" style:justify-single-word="false" style:writing-mode="lr-tb"/>
      <style:text-properties fo:font-weight="bold" officeooo:rsid="0021ccc6" officeooo:paragraph-rsid="0021ccc6" style:font-weight-asian="bold"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paragraph-properties fo:text-align="justify" style:justify-single-word="false"/>
      <style:text-properties fo:font-weight="bold" officeooo:rsid="0021ccc6" officeooo:paragraph-rsid="0021ccc6" style:font-weight-asian="bold" style:font-weight-complex="bold"/>
    </style:style>
    <style:style style:name="P47" style:family="paragraph" style:parent-style-name="Footnote">
      <style:paragraph-properties fo:margin-left="0cm" fo:margin-right="0cm" fo:text-indent="0cm" style:auto-text-indent="false"/>
    </style:style>
    <style:style style:name="P48" style:family="paragraph" style:parent-style-name="Footnote">
      <style:paragraph-properties fo:margin-left="0cm" fo:margin-right="0cm" fo:text-indent="0cm" style:auto-text-indent="false"/>
      <style:text-properties officeooo:rsid="00197930" officeooo:paragraph-rsid="00197930"/>
    </style:style>
    <style:style style:name="P49" style:family="paragraph" style:parent-style-name="Heading_20_2">
      <style:paragraph-properties fo:text-align="center" style:justify-single-word="false"/>
      <style:text-properties officeooo:rsid="000bbd34" officeooo:paragraph-rsid="000bbd34"/>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T7" style:family="text">
      <style:text-properties officeooo:rsid="001f4e9c"/>
    </style:style>
    <style:style style:name="T8" style:family="text">
      <style:text-properties officeooo:rsid="002069fc"/>
    </style:style>
    <style:style style:name="T9" style:family="text">
      <style:text-properties officeooo:rsid="0021ccc6"/>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2">Transaktionsanalyse nach Berne</text:h>
      <text:p text:style-name="P3"/>
      <text:p text:style-name="P7"><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6"><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0" text:note-class="footnote"><text:note-citation>2</text:note-citation><text:note-body><text:p text:style-name="P48"><text:s/>Grimmer &amp; Neukorn 2009, S.23</text:p></text:note-body></text:note></text:span><text:span text:style-name="T1">. </text:span></text:p>
      <text:p text:style-name="P8">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9">Ausgangspunkt der Betrachtung von Persönlichkeiten und sozialer Interaktionen in der Transaktionsanalyse ist die Grundannahme, dass jeder Mensch sich und damit auch seine Beziehungen zu seinem Umfeld verändern kann. <text:span text:style-name="T7">Grundsätzlich ist jeder Mensch in seinem Wesen und mit seinen Eigenschaften im Ganzen in Ordnung. Wir besitzen alle die Fähigkeit zu denken und hierdurch Probleme zu lösen. Darüber hinaus sind wir in der Lage, mentale, emotionale und sensorische Vorgänge bewusst wahrzunehmen und zu steuern. Dadurch können Menschen auch die hieraus resultierende Handlungen und sozialen Interaktionen steuern</text:span><text:span text:style-name="T7"><text:note text:id="ftn2" text:note-class="footnote"><text:note-citation>3</text:note-citation><text:note-body><text:p text:style-name="P47"><text:s/><text:span text:style-name="T8">Berne 1996, S.14ff</text:span></text:p></text:note-body></text:note></text:span><text:span text:style-name="T7">. Jedem Menschen ist es möglich, mittels seiner eigenen Ressourcen autonom Entscheidungen für sich und andere zu treffen. <text:s/>Hierfür setzt der Mensch seine Fähigkeit ein, sich seine gegenwärtige Situation bewusst zu machen und aus einer Bandbreite von Gefühlszuständen auszuwählen, durch die er mit seiner Umgebung kommuniziert</text:span><text:span text:style-name="T7"><text:note text:id="ftn3" text:note-class="footnote"><text:note-citation>4</text:note-citation><text:note-body><text:p text:style-name="P47"><text:s/><text:span text:style-name="T9">Joines &amp; Stewart 2007, S.28</text:span></text:p></text:note-body></text:note></text:span><text:span text:style-name="T7">. Alle Menschen werden somit als fähig erachtet, ihr Leben positiv und konstruktiv zu gestalten. </text:span></text:p>
      <text:p text:style-name="P8"/>
      <text:p text:style-name="P8"/>
      <text:p text:style-name="P5"/>
      <text:p text:style-name="P10">Literatur</text:p>
      <text:p text:style-name="P46"><text:span text:style-name="T10">Joines, Vann &amp; Stewart, Ian (2007): </text:span><text:span text:style-name="T11">Die Transaktionsanalyse - Eine Einführung</text:span><text:span text:style-name="T12">, </text:span></text:p>
      <text:p text:style-name="P46"/>
      <text:p text:style-name="P3"><text:soft-page-break/></text:p>
      <text:p text:style-name="P2">- eine Vorstellung der menschlichen Psyche ermöglicht es zu verstehen, wie Prozesse der psychischen Innenwelt ablaufen, sowie der Kontakt zwischen Innenwelt und Außenwelt ()</text:p>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6367936488686011822" text:style-name="L1">
          <text:list-item>
            <text:p text:style-name="P11">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3120364262730527631" text:style-name="L2">
          <text:list-item>
            <text:p text:style-name="P12">durch ein Veränderung der Kommunikation und somit einer anderen Perzeption der Wirklichkeit sollen neue Lebenswege eröffnet werden (Berne 1996, S.8)</text:p>
          </text:list-item>
        </text:list>
      </text:section>
      <text:section text:style-name="Sect1" text:name="magicdomid68">
        <text:list xml:id="list7158348612382315077" text:style-name="L3">
          <text:list-item>
            <text:p text:style-name="P13">Grundlage der Transaktionsanalyse ist ein Modell der menschlichen Persönlichkeit und Kommunikationsabläufen zwischen Menschen in unterschiedlichen Kontexten</text:p>
          </text:list-item>
        </text:list>
      </text:section>
      <text:section text:style-name="Sect1" text:name="magicdomid69">
        <text:list xml:id="list3140644039696900590" text:style-name="L4">
          <text:list-item>
            <text:p text:style-name="P14">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5134377704221135178" text:style-name="L5">
          <text:list-item>
            <text:p text:style-name="P15">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9193098997045450315" text:style-name="L6">
          <text:list-item>
            <text:p text:style-name="P16">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3360130038346409490" text:style-name="L7">
          <text:list-item>
            <text:p text:style-name="P17">bedeutend für die Anwendbarkeit von Bernes Transaktionsmodell für das Coaching von <text:soft-page-break/>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1194288850506860514" text:style-name="L8">
          <text:list-item>
            <text:p text:style-name="P18">jeder Mensch ist in der Lage, Probleme zu lösen</text:p>
          </text:list-item>
        </text:list>
      </text:section>
      <text:section text:style-name="Sect1" text:name="magicdomid74">
        <text:list xml:id="list2342908764244363664" text:style-name="L9">
          <text:list-item>
            <text:p text:style-name="P19">jeder Mensch ist mit all seinen persönlichen Eigenschaften in seiner Gesamtheit in Ordnung</text:p>
          </text:list-item>
        </text:list>
      </text:section>
      <text:section text:style-name="Sect1" text:name="magicdomid75">
        <text:list xml:id="list5305076009910629219" text:style-name="L10">
          <text:list-item>
            <text:p text:style-name="P20">jeder Mensch ist in der Lage, Verantwortung für seine eigenen Handlungen, sein Leben, und dessen Gestaltung zu übernehmen</text:p>
          </text:list-item>
        </text:list>
      </text:section>
      <text:section text:style-name="Sect1" text:name="magicdomid76">
        <text:list xml:id="list4922207112586811886" text:style-name="L11">
          <text:list-item>
            <text:p text:style-name="P21">er besitzt die Fähigkeit, seine mentalen und emotionalen Vorgänge in seinem Innern, bewusst wahrzunehmen, zu reflektieren und in der Folge auch zu steuern</text:p>
          </text:list-item>
        </text:list>
      </text:section>
      <text:section text:style-name="Sect1" text:name="magicdomid77">
        <text:list xml:id="list1538315754818028735" text:style-name="L12">
          <text:list-item>
            <text:p text:style-name="P22">hierdurch kann er auch seine Handlungen und die resultierenden sozialen Interaktionen steuern, bzw. zumindest beeinflussen</text:p>
          </text:list-item>
        </text:list>
      </text:section>
      <text:section text:style-name="Sect1" text:name="magicdomid78">
        <text:list xml:id="list5436453901327646196" text:style-name="L13">
          <text:list-item>
            <text:p text:style-name="P23">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6755800052735082899" text:style-name="L14">
          <text:list-item>
            <text:p text:style-name="P24">die Transaktionsanalyse identifiziert vier Grundhaltungen, wie ein Mensch sich selbst und andere Personen um ihn herum betrachten kann (Berne 1996, S.8)</text:p>
          </text:list-item>
        </text:list>
      </text:section>
      <text:section text:style-name="Sect1" text:name="magicdomid81">
        <text:list xml:id="list5199393403567515499" text:style-name="L15">
          <text:list-item>
            <text:p text:style-name="P25">Ich bin OK - Du bist OK</text:p>
          </text:list-item>
        </text:list>
      </text:section>
      <text:section text:style-name="Sect1" text:name="magicdomid82">
        <text:list xml:id="list7557745978124635825" text:style-name="L16">
          <text:list-item>
            <text:p text:style-name="P26">Ich bin OK - Du bist nicht OK</text:p>
          </text:list-item>
        </text:list>
      </text:section>
      <text:section text:style-name="Sect1" text:name="magicdomid83">
        <text:list xml:id="list1299382969006706298" text:style-name="L17">
          <text:list-item>
            <text:p text:style-name="P27">Ich bin nicht OK - Du bist OK</text:p>
          </text:list-item>
        </text:list>
      </text:section>
      <text:section text:style-name="Sect1" text:name="magicdomid84">
        <text:list xml:id="list4743095757529645157" text:style-name="L18">
          <text:list-item>
            <text:p text:style-name="P28">Ich bin nicht OK - Du bist nicht OK</text:p>
          </text:list-item>
        </text:list>
      </text:section>
      <text:section text:style-name="Sect1" text:name="magicdomid85">
        <text:p text:style-name="Standard"><text:line-break/></text:p>
      </text:section>
      <text:section text:style-name="Sect1" text:name="magicdomid86">
        <text:list xml:id="list9090337726860043790" text:style-name="L19">
          <text:list-item>
            <text:p text:style-name="P29">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2201840683094435847" text:style-name="L20">
          <text:list-item>
            <text:p text:style-name="P30">diese Position drückt aus, dass die Person denkt: </text:p>
          </text:list-item>
        </text:list>
      </text:section>
      <text:section text:style-name="Sect1" text:name="magicdomid88">
        <text:list xml:id="list3325102941342434019" text:style-name="L21">
          <text:list-item>
            <text:p text:style-name="P31">ich und mein Gegenüber sind gleichberechtigt auf dieser Erde und haben das Recht, unsere Anschauungen zu vertreten</text:p>
          </text:list-item>
        </text:list>
      </text:section>
      <text:section text:style-name="Sect1" text:name="magicdomid89">
        <text:list xml:id="list1813891612809261714" text:style-name="L22">
          <text:list-item>
            <text:p text:style-name="P32">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6515485484708623571" text:style-name="L23">
          <text:list-item>
            <text:p text:style-name="P33">die Grundhaltungen zwei und drei drücken ein Ungleichgewicht zwischen der eigenen Person und dem Gegenüber aus</text:p>
          </text:list-item>
        </text:list>
      </text:section>
      <text:section text:style-name="Sect1" text:name="magicdomid91">
        <text:list xml:id="list3830822482273484295" text:style-name="L24">
          <text:list-item>
            <text:p text:style-name="P34">in der zweiten Position ist das Ich in Ordnung, jedoch der Gegenüber nicht</text:p>
          </text:list-item>
        </text:list>
      </text:section>
      <text:section text:style-name="Sect1" text:name="magicdomid92">
        <text:list xml:id="list2225920267801362551" text:style-name="L25">
          <text:list-item>
            <text:p text:style-name="P35"><text:soft-page-break/>dieser wird nicht als gleichberechtigt wahrgenommen und entsprechend wird ihmmit Abwertung begegnet</text:p>
          </text:list-item>
        </text:list>
      </text:section>
      <text:section text:style-name="Sect1" text:name="magicdomid93">
        <text:list xml:id="list8962732027715097153" text:style-name="L26">
          <text:list-item>
            <text:p text:style-name="P36">in der Folge bleibt das eigene Ich stets ohne wirkliches, gleichberechtigtes Gegenüber und bleibt somit de facto alleine</text:p>
          </text:list-item>
        </text:list>
      </text:section>
      <text:section text:style-name="Sect1" text:name="magicdomid94">
        <text:list xml:id="list1329162749459054962" text:style-name="L27">
          <text:list-item>
            <text:p text:style-name="P37">in der dritten Position ist die Betrachtungsweise genau umgekehrt:</text:p>
          </text:list-item>
        </text:list>
      </text:section>
      <text:section text:style-name="Sect1" text:name="magicdomid95">
        <text:list xml:id="list4763519535671383218" text:style-name="L28">
          <text:list-item>
            <text:p text:style-name="P38">das Ich wird dem Gegenüber als unterlegen wahrgenommen</text:p>
          </text:list-item>
        </text:list>
      </text:section>
      <text:section text:style-name="Sect1" text:name="magicdomid96">
        <text:list xml:id="list3256021987245128752" text:style-name="L29">
          <text:list-item>
            <text:p text:style-name="P39">dies hat zur Folge, dass die Person sich selbst als nicht mehr in der Lage sieht, Probleme zu lösen und mit anderen Menschen zu kommunizieren</text:p>
          </text:list-item>
        </text:list>
      </text:section>
      <text:section text:style-name="Sect1" text:name="magicdomid97">
        <text:p text:style-name="Standard"><text:line-break/></text:p>
      </text:section>
      <text:section text:style-name="Sect1" text:name="magicdomid98">
        <text:list xml:id="list1325242742470155729" text:style-name="L30">
          <text:list-item>
            <text:p text:style-name="P40">in der vierten Grundhaltung ist überhaupt keine Kommunikation zwischen den Menschen mehr möglich</text:p>
          </text:list-item>
        </text:list>
      </text:section>
      <text:section text:style-name="Sect1" text:name="magicdomid99">
        <text:list xml:id="list362349597206945548" text:style-name="L31">
          <text:list-item>
            <text:p text:style-name="P41">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3211134988101340900" text:style-name="L32">
          <text:list-item>
            <text:p text:style-name="P42">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line-break/></text:p>
      </text:section>
      <text:section text:style-name="Sect1" text:name="magicdomid102">
        <text:list xml:id="list3235143628941879257" text:style-name="L33">
          <text:list-item>
            <text:p text:style-name="P43">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6263962263937241239" text:style-name="L34">
          <text:list-item>
            <text:p text:style-name="P44">Coaching-Ansätze arbeiten mit Bernes Modell der menschlichen Psyche, da es ihnen hilft, anhand der Strukturierung und Vereinfachung der komplexen Interaktion von Menschen, die Situation von Führungskräften zu analysieren und mögliche Ursachen für die vorhandenen Probleme, das heisst, die Unfähigkeit der gecoachten Person, den beruflichen Anforderungen weiterhin gerecht zu werden, zu identifizieren. (Mât et al., S.246ff)</text:p>
          </text:list-item>
        </text:list>
      </text:section>
      <text:section text:style-name="Sect1" text:name="magicdomid106">
        <text:p text:style-name="Standard"><text:line-break/></text:p>
      </text:section>
      <text:section text:style-name="Sect1" text:name="magicdomid107">
        <text:p text:style-name="Standard"><text:line-break/></text:p>
      </text:section>
      <text:section text:style-name="Sect1" text:name="magicdomid108">
        <text:list xml:id="list8730290894730140956" text:style-name="L35">
          <text:list-item>
            <text:p text:style-name="P45">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1T14:53:37.826643416</dc:date>
    <dc:creator>Pascal Bernhard</dc:creator>
    <meta:editing-duration>PT2H19M10S</meta:editing-duration>
    <meta:editing-cycles>22</meta:editing-cycles>
    <meta:generator>LibreOffice/4.2.6.3$Linux_X86_64 LibreOffice_project/420m0$Build-3</meta:generator>
    <meta:document-statistic meta:table-count="0" meta:image-count="0" meta:object-count="0" meta:page-count="4" meta:paragraph-count="65" meta:word-count="1226" meta:character-count="8723" meta:non-whitespace-character-count="7559"/>
  </office:meta>
</office:document-meta>
</file>